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D000002714A3E4F31.png" manifest:media-type="image/png"/>
  <manifest:file-entry manifest:full-path="Pictures/1000020100000258000001C2B0939D5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Helvetica Neue Light1" svg:font-family="'Helvetica Neue Light'"/>
    <style:font-face style:name="Helvetica Light" svg:font-family="'Helvetica Light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498cc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gr3" style:family="graphic">
      <style:graphic-properties style:protect="size"/>
    </style:style>
    <style:style style:name="pr1" style:family="presentation" style:parent-style-name="Photo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36pt"/>
    </style:style>
  </office:automatic-styles>
  <office:body>
    <office:presentation>
      <draw:page draw:name="page1" draw:style-name="dp1" draw:master-page-name="Photo" presentation:presentation-page-layout-name="AL1T1">
        <draw:g draw:name="Group 35">
          <draw:frame draw:name="pasted-image.png" draw:style-name="gr1" draw:text-style-name="P1" draw:layer="layout" svg:width="27.759cm" svg:height="20.819cm" svg:x="4.182cm" svg:y="0.566cm">
            <draw:image xlink:href="Pictures/1000020100000258000001C2B0939D50.png" xlink:type="simple" xlink:show="embed" xlink:actuate="onLoad">
              <text:p/>
            </draw:image>
          </draw:frame>
          <draw:frame draw:style-name="gr1" draw:text-style-name="P1" draw:layer="layout" svg:width="28.676cm" svg:height="22.019cm" svg:x="3.724cm" svg:y="0.248cm">
            <draw:image xlink:href="Pictures/100002010000032D000002714A3E4F31.png" xlink:type="simple" xlink:show="embed" xlink:actuate="onLoad">
              <text:p/>
            </draw:image>
          </draw:frame>
        </draw:g>
        <draw:custom-shape draw:name="Shape 36" draw:style-name="gr2" draw:text-style-name="P2" draw:layer="layout" svg:width="14.981cm" svg:height="1.526cm" svg:x="10.571cm" svg:y="22.734cm">
          <text:p><text:a xlink:href="https://phptranslationfestbrasil.github.io/" xlink:type="simple">https://bit.ly/translation-fes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Light1" svg:font-family="'Helvetica Light'"/>
    <style:font-face style:name="Helvetica Neue Light1" svg:font-family="'Helvetica Neue Light'"/>
    <style:font-face style:name="Helvetica Light" svg:font-family="'Helvetica Light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oto-background" style:family="presentation">
      <style:graphic-properties draw:stroke="none" draw:fill="solid" draw:fill-color="#ffffff"/>
      <style:text-properties style:letter-kerning="true"/>
    </style:style>
    <style:style style:name="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-outline1" style:family="presentation">
      <style:graphic-properties draw:stroke="none" draw:fill="none" draw:auto-grow-height="false" draw:fit-to-size="shrink-to-fit">
        <text:list-style style:name="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Photo-outline2" style:family="presentation" style:parent-style-name="Photo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Photo-outline3" style:family="presentation" style:parent-style-name="Photo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Photo-outline4" style:family="presentation" style:parent-style-name="Photo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Photo-outline5" style:family="presentation" style:parent-style-name="Photo-outline4">
      <style:paragraph-properties fo:margin-top="0cm" fo:margin-bottom="0.1cm"/>
      <style:text-properties fo:font-size="20pt" style:font-size-asian="20pt" style:font-size-complex="20pt"/>
    </style:style>
    <style:style style:name="Photo-outline6" style:family="presentation" style:parent-style-name="Photo-outline5">
      <style:paragraph-properties fo:margin-top="0cm" fo:margin-bottom="0.1cm"/>
      <style:text-properties fo:font-size="20pt" style:font-size-asian="20pt" style:font-size-complex="20pt"/>
    </style:style>
    <style:style style:name="Photo-outline7" style:family="presentation" style:parent-style-name="Photo-outline6">
      <style:paragraph-properties fo:margin-top="0cm" fo:margin-bottom="0.1cm"/>
      <style:text-properties fo:font-size="20pt" style:font-size-asian="20pt" style:font-size-complex="20pt"/>
    </style:style>
    <style:style style:name="Photo-outline8" style:family="presentation" style:parent-style-name="Photo-outline7">
      <style:paragraph-properties fo:margin-top="0cm" fo:margin-bottom="0.1cm"/>
      <style:text-properties fo:font-size="20pt" style:font-size-asian="20pt" style:font-size-complex="20pt"/>
    </style:style>
    <style:style style:name="Photo-outline9" style:family="presentation" style:parent-style-name="Photo-outline8">
      <style:paragraph-properties fo:margin-top="0cm" fo:margin-bottom="0.1cm"/>
      <style:text-properties fo:font-size="20pt" style:font-size-asian="20pt" style:font-size-complex="20pt"/>
    </style:style>
    <style:style style:name="Photo-subtitle" style:family="presentation">
      <style:graphic-properties draw:stroke="none" draw:fill="none" draw:textarea-vertical-align="middle">
        <text:list-style style:name="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-title" style:family="presentation">
      <style:graphic-properties draw:stroke="none" draw:fill="none" draw:textarea-vertical-align="middle">
        <text:list-style style:name="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hot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o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Photo" style:page-layout-name="PM1" draw:style-name="Mdp1">
      <draw:frame presentation:style-name="Photo-title" draw:layer="backgroundobjects" svg:width="32.51cm" svg:height="4.523cm" svg:x="1.806cm" svg:y="1.081cm" presentation:class="title" presentation:placeholder="true">
        <draw:text-box/>
      </draw:frame>
      <draw:frame presentation:style-name="Photo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hoto-title" draw:layer="backgroundobjects" svg:width="14.848cm" svg:height="11.136cm" svg:x="3.075cm" svg:y="2.257cm" presentation:class="page"/>
        <draw:frame presentation:style-name="Phot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"/>
    <meta:generator>LibreOffice/4.3.1.2$MacOSX_x86 LibreOffice_project/958349dc3b25111dbca392fbc281a05559ef6848</meta:generator>
  </office:meta>
</office:document-meta>
</file>